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3dc2d" style:font-weight-asian="bold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675c5" style:font-weight-asian="bold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ac097" style:font-weight-asian="bold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325e7a" style:font-weight-asian="bold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background-color="#ffff00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 style:font-name-complex="Times New Roman1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3dc2d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675c5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ac097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3dc2d" officeooo:paragraph-rsid="0023dc2d"/>
    </style:style>
    <style:style style:name="P1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7e4ce"/>
    </style:style>
    <style:style style:name="P1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ac097"/>
    </style:style>
    <style:style style:name="P1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b3785"/>
    </style:style>
    <style:style style:name="P16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8b8ce" officeooo:paragraph-rsid="0028b8ce"/>
    </style:style>
    <style:style style:name="P17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ac097" officeooo:paragraph-rsid="002ac097"/>
    </style:style>
    <style:style style:name="P18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b3785" officeooo:paragraph-rsid="002b3785"/>
    </style:style>
    <style:style style:name="P19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fbfc2" officeooo:paragraph-rsid="002fbfc2"/>
    </style:style>
    <style:style style:name="P20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0ef70"/>
    </style:style>
    <style:style style:name="P2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25e7a"/>
    </style:style>
    <style:style style:name="P2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6e5d8"/>
    </style:style>
    <style:style style:name="P2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52fd9"/>
    </style:style>
    <style:style style:name="P2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6e5d8"/>
    </style:style>
    <style:style style:name="P2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6e5d8" officeooo:paragraph-rsid="0036e5d8"/>
    </style:style>
    <style:style style:name="P26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</style:style>
    <style:style style:name="P27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153166" officeooo:paragraph-rsid="00153166"/>
    </style:style>
    <style:style style:name="P28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fo:font-weight="bold" officeooo:rsid="000febeb" officeooo:paragraph-rsid="0019aafb" style:font-weight-asian="bold" style:font-weight-complex="normal"/>
    </style:style>
    <style:style style:name="P29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21e5e9" officeooo:paragraph-rsid="0021e5e9"/>
    </style:style>
    <style:style style:name="P30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</style:style>
    <style:style style:name="P31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paragraph-rsid="0023dc2d"/>
    </style:style>
    <style:style style:name="P32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paragraph-rsid="002675c5"/>
    </style:style>
    <style:style style:name="P33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2a3c40" officeooo:paragraph-rsid="002ac097"/>
    </style:style>
    <style:style style:name="P34" style:family="paragraph" style:parent-style-name="Standard">
      <style:text-properties officeooo:rsid="001aa0cc" officeooo:paragraph-rsid="001aa0cc"/>
    </style:style>
    <style:style style:name="P35" style:family="paragraph" style:parent-style-name="Standard">
      <style:text-properties officeooo:paragraph-rsid="002f3209"/>
    </style:style>
    <style:style style:name="P36" style:family="paragraph" style:parent-style-name="Standard">
      <style:text-properties officeooo:rsid="0030ef70" officeooo:paragraph-rsid="0030ef70"/>
    </style:style>
    <style:style style:name="P37" style:family="paragraph" style:parent-style-name="Standard">
      <style:text-properties officeooo:rsid="00325e7a" officeooo:paragraph-rsid="00325e7a"/>
    </style:style>
    <style:style style:name="P38" style:family="paragraph" style:parent-style-name="Standard">
      <style:text-properties officeooo:rsid="00325e7a" officeooo:paragraph-rsid="0036e5d8"/>
    </style:style>
    <style:style style:name="P39" style:family="paragraph" style:parent-style-name="Standard">
      <style:text-properties officeooo:rsid="0034025a"/>
    </style:style>
    <style:style style:name="P40" style:family="paragraph" style:parent-style-name="Standard">
      <style:text-properties officeooo:rsid="00399502" officeooo:paragraph-rsid="00325e7a"/>
    </style:style>
    <style:style style:name="P41" style:family="paragraph" style:parent-style-name="Standard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0fdcd5"/>
    </style:style>
    <style:style style:name="P42" style:family="paragraph" style:parent-style-name="Standard" style:list-style-name="L2">
      <style:text-properties officeooo:rsid="001aa0cc" officeooo:paragraph-rsid="001aa0cc"/>
    </style:style>
    <style:style style:name="P43" style:family="paragraph" style:parent-style-name="Standard">
      <style:text-properties officeooo:rsid="0034025a" officeooo:paragraph-rsid="0034025a"/>
    </style:style>
    <style:style style:name="P44" style:family="paragraph" style:parent-style-name="Standard" style:list-style-name="L6">
      <style:text-properties officeooo:rsid="0034025a" officeooo:paragraph-rsid="00352fd9"/>
    </style:style>
    <style:style style:name="P45" style:family="paragraph" style:parent-style-name="Standard">
      <style:text-properties officeooo:rsid="0034025a" officeooo:paragraph-rsid="003d5806"/>
    </style:style>
    <style:style style:name="P46" style:family="paragraph" style:parent-style-name="Standard" style:list-style-name="L6">
      <style:text-properties officeooo:rsid="0034e7e3" officeooo:paragraph-rsid="00399502"/>
    </style:style>
    <style:style style:name="P47" style:family="paragraph" style:parent-style-name="Standard" style:list-style-name="L6">
      <style:text-properties officeooo:rsid="0034e7e3" officeooo:paragraph-rsid="0034e7e3"/>
    </style:style>
    <style:style style:name="P48" style:family="paragraph" style:parent-style-name="Standard" style:list-style-name="L6">
      <style:text-properties officeooo:rsid="0034e7e3" officeooo:paragraph-rsid="003d5806"/>
    </style:style>
    <style:style style:name="P49" style:family="paragraph" style:parent-style-name="Standard" style:list-style-name="L6">
      <style:text-properties officeooo:rsid="00399502" officeooo:paragraph-rsid="00399502"/>
    </style:style>
    <style:style style:name="P50" style:family="paragraph" style:parent-style-name="Standard" style:list-style-name="L6">
      <style:text-properties officeooo:rsid="00399502" officeooo:paragraph-rsid="003d5806"/>
    </style:style>
    <style:style style:name="P51" style:family="paragraph" style:parent-style-name="Standard">
      <style:text-properties officeooo:rsid="00399502" officeooo:paragraph-rsid="00325e7a"/>
    </style:style>
    <style:style style:name="P52" style:family="paragraph" style:parent-style-name="Standard">
      <style:text-properties officeooo:rsid="00352fd9" officeooo:paragraph-rsid="00325e7a"/>
    </style:style>
    <style:style style:name="P53" style:family="paragraph" style:parent-style-name="Standard">
      <style:text-properties officeooo:rsid="003add78" officeooo:paragraph-rsid="003add78"/>
    </style:style>
    <style:style style:name="P54" style:family="paragraph" style:parent-style-name="Standard" style:list-style-name="L7">
      <style:text-properties officeooo:rsid="003add78" officeooo:paragraph-rsid="003add78"/>
    </style:style>
    <style:style style:name="P55" style:family="paragraph" style:parent-style-name="Standard">
      <style:text-properties officeooo:paragraph-rsid="003d5806"/>
    </style:style>
    <style:style style:name="P56" style:family="paragraph" style:parent-style-name="Standard">
      <style:text-properties officeooo:rsid="00325e7a" officeooo:paragraph-rsid="00325e7a"/>
    </style:style>
    <style:style style:name="P57" style:family="paragraph" style:parent-style-name="Standard">
      <style:text-properties officeooo:rsid="00325e7a" officeooo:paragraph-rsid="003d5806"/>
    </style:style>
    <style:style style:name="P58" style:family="paragraph" style:parent-style-name="Standard" style:list-style-name="L6">
      <style:text-properties officeooo:rsid="003d5806" officeooo:paragraph-rsid="003d5806"/>
    </style:style>
    <style:style style:name="P59" style:family="paragraph" style:parent-style-name="Standard" style:list-style-name="L6">
      <style:text-properties officeooo:rsid="003f1007" officeooo:paragraph-rsid="003f1007"/>
    </style:style>
    <style:style style:name="P60" style:family="paragraph" style:parent-style-name="Standard" style:list-style-name="L6">
      <style:text-properties officeooo:rsid="003f1007" officeooo:paragraph-rsid="003f7eea"/>
    </style:style>
    <style:style style:name="P61" style:family="paragraph" style:parent-style-name="Standard" style:list-style-name="L6">
      <style:text-properties officeooo:rsid="003f7eea" officeooo:paragraph-rsid="003f7eea"/>
    </style:style>
    <style:style style:name="P62" style:family="paragraph" style:parent-style-name="Standard" style:list-style-name="L6">
      <style:text-properties officeooo:rsid="0040615e" officeooo:paragraph-rsid="0040615e"/>
    </style:style>
    <style:style style:name="P63" style:family="paragraph" style:parent-style-name="Standard">
      <style:text-properties officeooo:rsid="0040615e" officeooo:paragraph-rsid="0040615e"/>
    </style:style>
    <style:style style:name="P64" style:family="paragraph" style:parent-style-name="Standard" style:list-style-name="WWNum7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65" style:family="paragraph" style:parent-style-name="Standard" style:list-style-name="WWNum7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66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67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68" style:family="paragraph" style:parent-style-name="Standard" style:list-style-name="WWNum9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69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dcd5" officeooo:paragraph-rsid="00153166" style:font-weight-asian="normal" style:font-weight-complex="normal"/>
    </style:style>
    <style:style style:name="P70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153166" style:font-weight-asian="normal" style:font-weight-complex="normal"/>
    </style:style>
    <style:style style:name="P71" style:family="paragraph" style:parent-style-name="Standard" style:list-style-name="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0febeb" style:font-weight-asian="normal" style:font-weight-complex="normal"/>
    </style:style>
    <style:style style:name="P72" style:family="paragraph" style:parent-style-name="Standard" style:list-style-name="WWNum7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7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3d5806" style:font-weight-asian="bold"/>
    </style:style>
    <style:style style:name="P74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153166" style:font-weight-asian="bold"/>
    </style:style>
    <style:style style:name="P75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0fdcd5" style:font-weight-asian="bold"/>
    </style:style>
    <style:style style:name="P76" style:family="paragraph" style:parent-style-name="Standard" style:list-style-name="WWNum8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bold" officeooo:paragraph-rsid="00153166" style:font-weight-asian="bold"/>
    </style:style>
    <style:style style:name="P77" style:family="paragraph" style:parent-style-name="Standard" style:list-style-name="WWNum8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bold" officeooo:paragraph-rsid="000fdcd5" style:font-weight-asian="bold"/>
    </style:style>
    <style:style style:name="P78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153166" style:font-weight-asian="normal" style:font-weight-complex="normal"/>
    </style:style>
    <style:style style:name="P79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normal" officeooo:rsid="002f3209" officeooo:paragraph-rsid="002f3209" style:font-weight-asian="normal" style:font-weight-complex="normal"/>
    </style:style>
    <style:style style:name="P80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25e7a"/>
    </style:style>
    <style:style style:name="P8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52fd9"/>
    </style:style>
    <style:style style:name="P8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6e5d8"/>
    </style:style>
    <style:style style:name="P8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25e7a" officeooo:paragraph-rsid="003d5806"/>
    </style:style>
    <style:style style:name="P8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c5a95" officeooo:paragraph-rsid="003c5a95"/>
    </style:style>
    <style:style style:name="P85" style:family="paragraph" style:parent-style-name="Standard" style:list-style-name="WWNum9">
      <style:paragraph-properties fo:margin-left="1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86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1ef5bc" officeooo:paragraph-rsid="001ef5bc" style:font-weight-asian="bold"/>
    </style:style>
    <style:style style:name="P87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086d1" style:font-weight-asian="bold"/>
    </style:style>
    <style:style style:name="P88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2df5b" style:font-weight-asian="bold" style:font-weight-complex="bold"/>
    </style:style>
    <style:style style:name="P89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086d1" style:font-weight-asian="bold" style:font-weight-complex="bold"/>
    </style:style>
    <style:style style:name="P90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normal" officeooo:paragraph-rsid="002086d1" style:font-weight-asian="normal"/>
    </style:style>
    <style:style style:name="P91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normal" officeooo:rsid="002c1c08" officeooo:paragraph-rsid="002c1c08" style:font-weight-asian="normal"/>
    </style:style>
    <style:style style:name="P92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paragraph-rsid="0021e5e9"/>
    </style:style>
    <style:style style:name="P93" style:family="paragraph" style:parent-style-name="Standard" style:list-style-name="L3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c097" officeooo:paragraph-rsid="002ac097"/>
    </style:style>
    <style:style style:name="P94" style:family="paragraph" style:parent-style-name="Standard" style:list-style-name="L4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c097" officeooo:paragraph-rsid="002ac097"/>
    </style:style>
    <style:style style:name="P95" style:family="paragraph" style:parent-style-name="Standard" style:list-style-name="L4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3c40" officeooo:paragraph-rsid="002a3c40"/>
    </style:style>
    <style:style style:name="P96" style:family="paragraph" style:parent-style-name="Standard" style:list-style-name="L5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b3785" officeooo:paragraph-rsid="002b3785"/>
    </style:style>
    <style:style style:name="P97" style:family="paragraph" style:parent-style-name="Standard" style:list-style-name="L6">
      <style:paragraph-properties fo:margin-top="0in" fo:margin-bottom="0.0717in" loext:contextual-spacing="false"/>
      <style:text-properties officeooo:rsid="0034025a" officeooo:paragraph-rsid="0034e7e3"/>
    </style:style>
    <style:style style:name="P98" style:family="paragraph" style:parent-style-name="Standard" style:list-style-name="L6">
      <style:paragraph-properties fo:margin-top="0in" fo:margin-bottom="0.0717in" loext:contextual-spacing="false"/>
      <style:text-properties officeooo:rsid="0034e7e3" officeooo:paragraph-rsid="0034e7e3"/>
    </style:style>
    <style:style style:name="P99" style:family="paragraph" style:parent-style-name="Heading_20_1" style:master-page-name="Standard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style:page-number="auto" fo:keep-with-next="always" style:vertical-align="auto" style:writing-mode="lr-tb"/>
    </style:style>
    <style:style style:name="P100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fo:font-weight="bold" officeooo:rsid="0027e4ce" officeooo:paragraph-rsid="00325e7a" style:font-weight-asian="bold"/>
    </style:style>
    <style:style style:name="P101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27e4ce" officeooo:paragraph-rsid="003add78"/>
    </style:style>
    <style:style style:name="P102" style:family="paragraph" style:parent-style-name="Heading_20_4">
      <style:text-properties officeooo:rsid="003d1dd5" officeooo:paragraph-rsid="003d1dd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dcd5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3166" style:font-weight-asian="bold" style:font-weight-complex="bold"/>
    </style:style>
    <style:style style:name="T5" style:family="text">
      <style:text-properties fo:font-weight="bold" officeooo:rsid="002086d1" style:font-weight-asian="bold" style:font-weight-complex="bold"/>
    </style:style>
    <style:style style:name="T6" style:family="text">
      <style:text-properties fo:font-weight="bold" officeooo:rsid="0021e5e9" style:font-weight-asian="bold" style:font-weight-complex="bold"/>
    </style:style>
    <style:style style:name="T7" style:family="text">
      <style:text-properties fo:font-weight="bold" officeooo:rsid="002f3209" style:font-weight-asian="bold" style:font-weight-complex="bold"/>
    </style:style>
    <style:style style:name="T8" style:family="text">
      <style:text-properties fo:font-weight="bold" officeooo:rsid="002f3209" style:font-weight-asian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normal" style:font-weight-asian="normal" style:font-weight-complex="normal"/>
    </style:style>
    <style:style style:name="T11" style:family="text">
      <style:text-properties style:text-position="super 58%" officeooo:rsid="003d5806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-complex="Times New Roman1"/>
    </style:style>
    <style:style style:name="T15" style:family="text">
      <style:text-properties officeooo:rsid="000fdcd5"/>
    </style:style>
    <style:style style:name="T16" style:family="text">
      <style:text-properties officeooo:rsid="000febeb"/>
    </style:style>
    <style:style style:name="T17" style:family="text">
      <style:text-properties officeooo:rsid="00145dba"/>
    </style:style>
    <style:style style:name="T18" style:family="text">
      <style:text-properties officeooo:rsid="001531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3166" style:font-weight-asian="normal" style:font-weight-complex="normal"/>
    </style:style>
    <style:style style:name="T21" style:family="text">
      <style:text-properties fo:font-weight="normal" officeooo:rsid="0016051b" style:font-weight-asian="normal" style:font-weight-complex="normal"/>
    </style:style>
    <style:style style:name="T22" style:family="text">
      <style:text-properties fo:font-weight="normal" officeooo:rsid="002086d1" style:font-weight-asian="normal" style:font-weight-complex="normal"/>
    </style:style>
    <style:style style:name="T23" style:family="text">
      <style:text-properties fo:font-weight="normal" officeooo:rsid="0020d6d0" style:font-weight-asian="normal" style:font-weight-complex="normal"/>
    </style:style>
    <style:style style:name="T24" style:family="text">
      <style:text-properties fo:font-weight="normal" officeooo:rsid="0022df5b" style:font-weight-asian="normal" style:font-weight-complex="normal"/>
    </style:style>
    <style:style style:name="T25" style:family="text">
      <style:text-properties fo:font-weight="normal" officeooo:rsid="002dff18" style:font-weight-asian="normal" style:font-weight-complex="normal"/>
    </style:style>
    <style:style style:name="T26" style:family="text">
      <style:text-properties style:font-weight-complex="bold"/>
    </style:style>
    <style:style style:name="T27" style:family="text">
      <style:text-properties officeooo:rsid="002f3209" style:font-weight-complex="bold"/>
    </style:style>
    <style:style style:name="T28" style:family="text">
      <style:text-properties style:font-weight-complex="normal"/>
    </style:style>
    <style:style style:name="T29" style:family="text">
      <style:text-properties officeooo:rsid="002086d1" style:font-weight-complex="normal"/>
    </style:style>
    <style:style style:name="T30" style:family="text">
      <style:text-properties officeooo:rsid="002dff18" style:font-weight-complex="normal"/>
    </style:style>
    <style:style style:name="T31" style:family="text">
      <style:text-properties officeooo:rsid="0027e4ce"/>
    </style:style>
    <style:style style:name="T32" style:family="text">
      <style:text-properties officeooo:rsid="002a3c40"/>
    </style:style>
    <style:style style:name="T33" style:family="text">
      <style:text-properties officeooo:rsid="002ac097"/>
    </style:style>
    <style:style style:name="T34" style:family="text">
      <style:text-properties officeooo:rsid="002f3209"/>
    </style:style>
    <style:style style:name="T35" style:family="text">
      <style:text-properties officeooo:rsid="002fbfc2"/>
    </style:style>
    <style:style style:name="T36" style:family="text">
      <style:text-properties officeooo:rsid="0030ef70"/>
    </style:style>
    <style:style style:name="T37" style:family="text">
      <style:text-properties officeooo:rsid="00325e7a"/>
    </style:style>
    <style:style style:name="T38" style:family="text">
      <style:text-properties officeooo:rsid="0034e7e3"/>
    </style:style>
    <style:style style:name="T39" style:family="text">
      <style:text-properties officeooo:rsid="00352fd9"/>
    </style:style>
    <style:style style:name="T40" style:family="text">
      <style:text-properties officeooo:rsid="0036e5d8"/>
    </style:style>
    <style:style style:name="T41" style:family="text">
      <style:text-properties officeooo:rsid="00399502"/>
    </style:style>
    <style:style style:name="T42" style:family="text">
      <style:text-properties officeooo:rsid="003d5806"/>
    </style:style>
    <style:style style:name="T43" style:family="text">
      <style:text-properties officeooo:rsid="003f1007"/>
    </style:style>
    <style:style style:name="T44" style:family="text">
      <style:text-properties style:text-position="0% 100%"/>
    </style:style>
    <style:style style:name="T45" style:family="text">
      <style:text-properties officeooo:rsid="003f7eea"/>
    </style:style>
    <style:style style:name="T46" style:family="text">
      <style:text-properties officeooo:rsid="00406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>Design</text:h>
      <text:p text:style-name="P1"><text:span text:style-name="T1">textpred</text:span> includes two key classes which may share utility helper classes/functions, these are:</text:p>
      <text:list xml:id="list3613714043473400039" text:style-name="WWNum7">
        <text:list-item>
          <text:p text:style-name="P64"><text:span text:style-name="T1">TextPredictor</text:span>: Upon initialization, loads a prediction model which is essentially a look-up table with the best N (e.g. 3) next words to predict given a word history (n-gram). Ongoing use in a given session involves taking as input a pre-parsed n-gram and providing as output the next best N words. If the n-gram is not a known word history, then the TextPredictor will back-off to lower order n-gram.</text:p>
        </text:list-item>
        <text:list-item>
          <text:p text:style-name="P65"><text:span text:style-name="T2">Text</text:span><text:span text:style-name="T1">Model</text:span><text:span text:style-name="T2">Builder</text:span>: Builds a model for use by TextPredictor. Essentially, takes as input a training corpus and produces as output a model consisting of best N next tokens for a series of word histories up to a maximum n-gram order (e.g. 3). The best N next tokens will be determined by frequency tables. Model assessment, can be done via a validation corpus as desired.</text:p>
          <text:p text:style-name="P72"><text:span text:style-name="T18">Additional helper scripts</text:span> <text:span text:style-name="T18">includes: </text:span></text:p>
        </text:list-item>
        <text:list-item>
          <text:p text:style-name="P72"><text:span text:style-name="T4">Partition: </text:span><text:span text:style-name="T20">Randomly split text into </text:span><text:span text:style-name="T21">two or three samples with a percentage of lines randomly placed into one of each</text:span></text:p>
        </text:list-item>
      </text:list>
      <text:p text:style-name="P8"/>
      <text:h text:style-name="P26" text:outline-level="2">TextPredictor</text:h>
      <text:p text:style-name="P2">Data: </text:p>
      <text:list xml:id="list1617786357476836056" text:style-name="WWNum8">
        <text:list-item>
          <text:p text:style-name="P66">maxorder: the maximum order of n-gram up to which TextPredictor uses for prediction. For example, 4 is a 4-gram model, which uses 3 token history to predict the 4<text:span text:style-name="T9">th</text:span> token.</text:p>
        </text:list-item>
        <text:list-item>
          <text:p text:style-name="P66">model: a hash table containing as keys the word history, and the values are list of next best predicted tokens</text:p>
        </text:list-item>
      </text:list>
      <text:p text:style-name="P2">Routines:</text:p>
      <text:list xml:id="list2213013513439243556" text:style-name="WWNum9">
        <text:list-item>
          <text:p text:style-name="P68">initialization: initialize model from model stored in rdata file or hash object</text:p>
        </text:list-item>
        <text:list-item>
          <text:p text:style-name="P68">predict: given input <text:span text:style-name="T17">of tokenized word history (vector)</text:span>, <text:span text:style-name="T17">create n-gram of </text:span>right n-1 tokens where n = self.maxorder, <text:span text:style-name="T17">build n-gram and </text:span>look-up value is hash table, returning value (best tokens list), if not found then repeat predict with each <text:span text:style-name="T17">n-gram has one fewer to the left, terminates with n=1 “any history” ngram</text:span></text:p>
          <text:list>
            <text:list-item>
              <text:p text:style-name="P85">Example: given <text:span text:style-name="T17">[</text:span>"hello","my","darling"<text:span text:style-name="T17">] and n = 3</text:span>, look-up <text:span text:style-name="T17">with “hello_my” (using “_” for delim here, but could be anything) </text:span>, if none found then, look-up “darling" if none found then look-up “_". There will always be a value for this last key it will contain the most-frequent tokens from the training data.</text:p>
            </text:list-item>
          </text:list>
        </text:list-item>
      </text:list>
      <text:h text:style-name="P30" text:outline-level="3"><text:bookmark-start text:name="__DdeLink__286_2101616689"/>Predict Pseudocode</text:h>
      <text:p text:style-name="P2">Header</text:p>
      <text:p text:style-name="P7"><text:soft-page-break/>This routine takes a vector of <text:span text:style-name="T12">tokens</text:span> (text parsing &amp; tokenization is pre-requisite) as input. The second input variable is <text:span text:style-name="T12">n</text:span>, the order, where the object’s maxorder value is the default value. The routine returns an ordered list as the <text:span text:style-name="T12">result</text:span> which contains the likely next best<text:span text:style-name="T12"> </text:span>tokens using the associated model.</text:p>
      <text:p text:style-name="P2">Body</text:p>
      <text:p text:style-name="P1">Combine the last n-1 tokens into a string delimited by spaces into <text:span text:style-name="T12">key</text:span> variable (TextPredictor model expects space-delimited string of tokens to perform a lookup)<text:span text:style-name="T14">.</text:span></text:p>
      <text:p text:style-name="P1">Perform hash look-up on model using key variable. </text:p>
      <text:p text:style-name="P1">If null is returned<text:line-break/> <text:s text:c="3"/>call predict with n = n-1 and tokens = tokens as input</text:p>
      <text:p text:style-name="P1">If result returned<text:line-break/> <text:s text:c="3"/>return result<text:bookmark-end text:name="__DdeLink__286_2101616689"/></text:p>
      <text:p text:style-name="P1"/>
      <text:p text:style-name="P1">Potential improvement: Include vocabulary look-up to replace unseen tokens with UNK special token to improve accuracy of result.</text:p>
      <text:p text:style-name="P1"/>
      <text:h text:style-name="P27" text:outline-level="2"><text:bookmark-start text:name="__DdeLink__460_322172914"/>Partition</text:h>
      <text:h text:style-name="P74" text:outline-level="2"><text:bookmark-end text:name="__DdeLink__460_322172914"/>Data:</text:h>
      <text:list xml:id="list90537380687956" text:continue-list="list1617786357476836056" text:style-name="WWNum8">
        <text:list-item>
          <text:p text:style-name="P67"><text:span text:style-name="T15">corpus</text:span>: <text:span text:style-name="T15">A text corpus consisting of plain text documents (use Quanteda).</text:span></text:p>
        </text:list-item>
        <text:list-item>
          <text:h text:style-name="P69" text:outline-level="2">maxorder: The maximum order for which to build ngrams</text:h>
          <text:h text:style-name="P76" text:outline-level="2">Routines:</text:h>
        </text:list-item>
        <text:list-item>
          <text:p text:style-name="P67"><text:span text:style-name="T15">replacechars</text:span>: <text:span text:style-name="T15">Replace a given characterin a map with another character in the map</text:span></text:p>
        </text:list-item>
        <text:list-item>
          <text:h text:style-name="P69" text:outline-level="2">stripchars: Remove a given character or pattern</text:h>
        </text:list-item>
        <text:list-item>
          <text:h text:style-name="P69" text:outline-level="2">striplines: Remove lines if a pattern is found in that line</text:h>
        </text:list-item>
        <text:list-item>
          <text:h text:style-name="P69" text:outline-level="2">casefold: change characters to all lower case</text:h>
        </text:list-item>
        <text:list-item>
          <text:h text:style-name="P69" text:outline-level="2">sent_tokenize: given a line (single text object) consisting of 1 or more sentences, tokenize that line into distinct sentences (list)</text:h>
        </text:list-item>
        <text:list-item>
          <text:h text:style-name="P69" text:outline-level="2">word_tokenize: given a line (single text object) tokenize into distinct tokens (word<text:span text:style-name="T16">s</text:span>)</text:h>
        </text:list-item>
        <text:list-item>
          <text:h text:style-name="P70" text:outline-level="2">generate_ngram: given a list of tokens and input n, concatenate each overlapping sequence of n tokens into an n-gram delimited by a sperator (default ‘_’)</text:h>
        </text:list-item>
        <text:list-item>
          <text:h text:style-name="P70" text:outline-level="2">make_history_frequencies: given a list of n-grams, take the history and create conditional frequency of history given final word in token. For 1-gram, the history is simply blank, NULL, or ‘_’</text:h>
        </text:list-item>
        <text:list-item>
          <text:h text:style-name="P70" text:outline-level="2"><text:soft-page-break/>build_text_predictor: given conditional frequency, build hash where history is key and next X best words is the value (can also include calcualted score)</text:h>
        </text:list-item>
      </text:list>
      <text:h text:style-name="P78" text:outline-level="2"/>
      <text:h text:style-name="P28" text:outline-level="2"/>
      <text:h text:style-name="P29" text:outline-level="2">StupidBackoffModel</text:h>
      <text:p text:style-name="P35"><text:span text:style-name="T34">The creation of the stupid backoff model roughly follows the distributed computing MapReduce procedure described here: </text:span><text:a xlink:type="simple" xlink:href="http://www.aclweb.org/anthology/D07-1090.pdf" text:style-name="Internet_20_link" text:visited-style-name="Visited_20_Internet_20_Link"><text:span text:style-name="T34">http://www.aclweb.org/anthology/D07-1090.pdf</text:span></text:a></text:p>
      <text:h text:style-name="P79" text:outline-level="2">So instead of a class, it is more a series of tasks. </text:h>
      <text:h text:style-name="P75" text:outline-level="2">Data:</text:h>
      <text:list xml:id="list1544438337891617579" text:style-name="L1">
        <text:list-item>
          <text:h text:style-name="P86" text:outline-level="2"><text:span text:style-name="T26">tokens</text:span><text:span text:style-name="T19">: tokens delimitted by specified character, with sentences delimited by new-line</text:span></text:h>
        </text:list-item>
        <text:list-item>
          <text:h text:style-name="P86" text:outline-level="2">vocab: <text:span text:style-name="T19">one token per line with count of frequency of that token, used to limit final model vocabulary through substitution of</text:span><text:span text:style-name="T22"> low-frequency tokens with unknown tag</text:span></text:h>
        </text:list-item>
        <text:list-item>
          <text:h text:style-name="P87" text:outline-level="2"><text:span text:style-name="T26">model: </text:span><text:span text:style-name="T19">conditional frequency of all nth tokens based on n-1 words in word history, includes all orders up to n, for n=1 history is indicated by n-gram delimiter character only with tokens being most common in vocabular. </text:span></text:h>
        </text:list-item>
        <text:list-item>
          <text:h text:style-name="P88" text:outline-level="2">n<text:span text:style-name="T19">: The order of the text model, for example 4 is a quadrigram model where the <text:s/>4</text:span><text:span text:style-name="T10">th</text:span><text:span text:style-name="T19"> token is considered as a conditional frequency of the first three tokens</text:span></text:h>
        </text:list-item>
        <text:list-item>
          <text:h text:style-name="P89" text:outline-level="2">vocabthreshold<text:span text:style-name="T19">: number of occurrences in vocabulary required or else token is replaced with unknown tag</text:span></text:h>
        </text:list-item>
        <text:list-item>
          <text:h text:style-name="P89" text:outline-level="2">tokensperhistory<text:span text:style-name="T19">: minimum number of </text:span><text:span text:style-name="T23">tokens to keep per history in model</text:span></text:h>
        </text:list-item>
        <text:list-item>
          <text:h text:style-name="P89" text:outline-level="2">bos_tag<text:span text:style-name="T19">: beginning of sentence tag, defaults to “BOS”</text:span></text:h>
        </text:list-item>
        <text:list-item>
          <text:h text:style-name="P89" text:outline-level="2">eos_tag: <text:span text:style-name="T19">end of sentence tag, defaults to “EOS”</text:span></text:h>
        </text:list-item>
        <text:list-item>
          <text:h text:style-name="P89" text:outline-level="2">unk_tag: <text:span text:style-name="T19">unknown token tag, defaults to “UNK”</text:span></text:h>
        </text:list-item>
        <text:list-item>
          <text:h text:style-name="P89" text:outline-level="2">token_delim<text:span text:style-name="T19">: token &amp; ngram delimiter, defaults to “_”</text:span></text:h>
        </text:list-item>
      </text:list>
      <text:p text:style-name="P41"/>
      <text:list xml:id="list90537495315419" text:continue-list="list90537380687956" text:style-name="WWNum8">
        <text:list-header>
          <text:h text:style-name="P77" text:outline-level="2">Routines:</text:h>
        </text:list-header>
      </text:list>
      <text:list xml:id="list90539053187867" text:continue-list="list1544438337891617579" text:style-name="L1">
        <text:list-item>
          <text:h text:style-name="P87" text:outline-level="2"><text:span text:style-name="T27">task0_</text:span><text:span text:style-name="T26">preprocess: </text:span><text:span text:style-name="T19">free text as input (one line per paragraph), output cleansed &amp; tokenized text into </text:span><text:span text:style-name="T26">tokens</text:span></text:h>
        </text:list-item>
        <text:list-item>
          <text:h text:style-name="P90" text:outline-level="2"><text:span text:style-name="T7">task1_</text:span><text:span text:style-name="T5">makevocab</text:span><text:span text:style-name="T29">: tokens as input, counts occurrences of tokens and outputs </text:span><text:span text:style-name="T5">vocab</text:span></text:h>
        </text:list-item>
        <text:list-item>
          <text:h text:style-name="P91" text:outline-level="2"><text:span text:style-name="T7">task2_</text:span><text:span text:style-name="T5">n</text:span><text:span text:style-name="T3">gramfreq: </text:span><text:span text:style-name="T28">generate n-gram frequency tables for </text:span><text:span text:style-name="T30">use to build model</text:span></text:h>
        </text:list-item>
        <text:list-item>
          <text:h text:style-name="P92" text:outline-level="2"><text:soft-page-break/><text:span text:style-name="T7">task3_</text:span><text:span text:style-name="T5">b</text:span><text:span text:style-name="T6">uildmodel: </text:span><text:span text:style-name="T24">takes vocab and model as input and build conditional frequency dictionaries for every n-1 history up to maximum order </text:span><text:span text:style-name="T25">outputing results with predicted word in order by score</text:span></text:h>
        </text:list-item>
      </text:list>
      <text:h text:style-name="P71" text:outline-level="2"/>
      <text:h text:style-name="Heading_20_3" text:outline-level="3"><text:span text:style-name="T34">Task 0: </text:span>Preprocess</text:h>
      <text:p text:style-name="P34">Preprocssed results for input to n-gram frequency building must be in the following format (subject to change):</text:p>
      <text:list xml:id="list283551339467125930" text:style-name="L2">
        <text:list-item>
          <text:p text:style-name="P42">one line per sentence (tokenized using nltk punct tokenizer)</text:p>
        </text:list-item>
        <text:list-item>
          <text:p text:style-name="P42">tokens delimited by non-alpha character, default = “\t”</text:p>
        </text:list-item>
        <text:list-item>
          <text:p text:style-name="P42">sentences with profanity removed entirely</text:p>
        </text:list-item>
        <text:list-item>
          <text:p text:style-name="P42">contractions expanded including removing ‘s (could be is or posessive)</text:p>
        </text:list-item>
        <text:list-item>
          <text:p text:style-name="P42">each token must be lowercase</text:p>
        </text:list-item>
        <text:list-item>
          <text:p text:style-name="P42">alpha surrounded </text:p>
        </text:list-item>
        <text:list-item>
          <text:p text:style-name="P42">each token must consist only of alpha characters plus hyphen which is contained within alphas</text:p>
        </text:list-item>
        <text:list-item>
          <text:p text:style-name="P42">if other characters on left or right of alpha then strip</text:p>
        </text:list-item>
        <text:list-item>
          <text:p text:style-name="P42">if other characters within alpha, or only other characters, then replace with unknown token tag (UNK by default)</text:p>
        </text:list-item>
      </text:list>
      <text:h text:style-name="P31" text:outline-level="3"><text:span text:style-name="T34">Task 1: </text:span><text:bookmark-start text:name="__DdeLink__288_2101616689"/><text:span text:style-name="T34">makevocab</text:span> Pseudocode</text:h>
      <text:p text:style-name="P3">Header</text:p>
      <text:p text:style-name="P9">This routine takes a <text:span text:style-name="T34">file (or directory of files) of tokenized text as input</text:span>. The output is one line per <text:span text:style-name="T34">term </text:span><text:s/><text:span text:style-name="T34">where only the terms meeting a provided frequency threshold are written</text:span>. </text:p>
      <text:p text:style-name="P3">Body</text:p>
      <text:p text:style-name="P12">Create vocab dictionary. For each line in text, read line of tokens delimited by token_delim and split into list of tokens. For each token, look-up token in vocab. If it exists add one to the count, if it doesn’t exist add an entry with one as the initial count. <text:span text:style-name="T34">Write each term in vocab to file if count is greater than or equal to vocab_min.</text:span></text:p>
      <text:p text:style-name="P12"><text:bookmark-end text:name="__DdeLink__288_2101616689"/></text:p>
      <text:h text:style-name="P32" text:outline-level="3"><text:span text:style-name="T34">Task 2: ngramfreq</text:span> Pseudocode</text:h>
      <text:p text:style-name="P4"><text:bookmark-start text:name="__DdeLink__295_2101616689"/>Header</text:p>
      <text:p text:style-name="P10">This routine takes a <text:span text:style-name="T35">tokenized text and vocabulary, plus argument maxorder to build ngrams frequencies up to that maximum order</text:span>. <text:span text:style-name="T35">The output is then sorted so that language model generation can be done without reading entire set into memory.</text:span></text:p>
      <text:p text:style-name="P4"><text:soft-page-break/>Body</text:p>
      <text:p text:style-name="P13">Read in vocabulary into <text:span text:style-name="T33">set if vocabulary count is greater than or requal to min vocab required to write token</text:span>. </text:p>
      <text:p text:style-name="P17">Create ngramfreq dictionary.</text:p>
      <text:p text:style-name="P14">For each line in text:</text:p>
      <text:list xml:id="list7118179790990909247" text:style-name="L3">
        <text:list-item>
          <text:p text:style-name="P93">for each n-gram up to max-order (see below)</text:p>
          <text:list>
            <text:list-item>
              <text:p text:style-name="P93">if in ngramfreq increment counter</text:p>
            </text:list-item>
            <text:list-item>
              <text:p text:style-name="P93">if not, add to ngramfreq with counter = 1</text:p>
            </text:list-item>
          </text:list>
        </text:list-item>
      </text:list>
      <text:p text:style-name="P19">For example: tokenized line is “we are okay” - use “EOS” for end-of-sentence and “BOS” for beginning-of-sentenc<text:span text:style-name="T36">e</text:span> tags, so line as list = [BOS, we, are, okay, EOS]</text:p>
      <text:p text:style-name="P20"><text:bookmark-end text:name="__DdeLink__295_2101616689"/>maxorder = 3:</text:p>
      <text:p text:style-name="P20">BOS</text:p>
      <text:p text:style-name="P20">BOS we</text:p>
      <text:p text:style-name="P20">we</text:p>
      <text:p text:style-name="P20">BOS we are</text:p>
      <text:p text:style-name="P20">we are</text:p>
      <text:p text:style-name="P20">are</text:p>
      <text:p text:style-name="P20">we are okay</text:p>
      <text:p text:style-name="P20">are okay</text:p>
      <text:p text:style-name="P20">okay</text:p>
      <text:p text:style-name="P20">are okay EOS</text:p>
      <text:p text:style-name="P20">okay EOS</text:p>
      <text:p text:style-name="P20">EOS</text:p>
      <text:p text:style-name="Standard"><text:span text:style-name="T3">note</text:span>: <text:span text:style-name="T36">for BOS, we are not generating all n-grams e.g. BOS BOS we – as this is extra data to store unnecessarily. As long as BOS token is known across procedures, the back-off penalty will be calculated properly.</text:span></text:p>
      <text:p text:style-name="P36">Also – stored is “ <text:s/>num_words” with a two-space prefix so that it sorts first and can be used for later calculating n-gram frequencies for 1-grams.</text:p>
      <text:h text:style-name="Heading_20_3" text:outline-level="3">generate n-gram pseudocode</text:h>
      <text:p text:style-name="P16">Create n-length ngram queue and populate with beginning-of-sentence tag. </text:p>
      <text:p text:style-name="P16"><text:soft-page-break/>For each token in sentence <text:span text:style-name="T32">plus end-of-sentence tag</text:span>:</text:p>
      <text:list xml:id="list6323561568264073841" text:style-name="L4">
        <text:list-item>
          <text:p text:style-name="P94">Look up token in vocab</text:p>
        </text:list-item>
        <text:list-item>
          <text:p text:style-name="P94">If not in vocab relace with unknown token</text:p>
        </text:list-item>
        <text:list-item>
          <text:p text:style-name="P95">Remove first item from queue</text:p>
        </text:list-item>
        <text:list-item>
          <text:p text:style-name="P95">Add token to queue</text:p>
        </text:list-item>
        <text:list-item>
          <text:p text:style-name="P94">Return ngram to calling function</text:p>
        </text:list-item>
        <text:list-item>
          <text:p text:style-name="P94">Await next call in state</text:p>
        </text:list-item>
      </text:list>
      <text:h text:style-name="P33" text:outline-level="3"><text:span text:style-name="T33">ngramfreq</text:span> Pseudocode</text:h>
      <text:p text:style-name="P5">Header</text:p>
      <text:p text:style-name="P11">This routine takes <text:span text:style-name="T33">ngramfreq file </text:span>input <text:span text:style-name="T31">and n – the maxorder and build’s ngrams</text:span>. <text:span text:style-name="T31">The output is a conditional frequency for each n-gram history and nth word is a score f(n-gram) / f(word history) if f(n-gram) &gt;0</text:span>. <text:s/><text:span text:style-name="T33">With back-off penalty of alpha=0.4 is applied. The lowest order is simply any history where the most common words are.</text:span></text:p>
      <text:p text:style-name="P5"><text:bookmark-start text:name="__DdeLink__424_1987058472"/>Body<text:bookmark-end text:name="__DdeLink__424_1987058472"/></text:p>
      <text:p text:style-name="P18">Up to n=maxorder, create a list of n dictionaries. </text:p>
      <text:p text:style-name="P18">Read in ngramfreq. Add to n based on ngram_delim count in ngram. </text:p>
      <text:p text:style-name="P18">Once all read:</text:p>
      <text:p text:style-name="P18">For each n in dictionaries, start with n=1:</text:p>
      <text:list xml:id="list6722254907288312775" text:style-name="L5">
        <text:list-item>
          <text:p text:style-name="P96"/>
        </text:list-item>
      </text:list>
      <text:p text:style-name="P18"/>
      <text:p text:style-name="P15">vocabulary into <text:span text:style-name="T33">set if vocabulary count is greater than or requal to min vocab required to write token</text:span>. </text:p>
      <text:p text:style-name="P17">Create ngramfreq dictionary.</text:p>
      <text:p text:style-name="P14">For each line in text:</text:p>
      <text:list xml:id="list90538094214027" text:continue-list="list7118179790990909247" text:style-name="L3">
        <text:list-item>
          <text:p text:style-name="P93">for each n-gram up to max-order (see below)</text:p>
          <text:list>
            <text:list-item>
              <text:p text:style-name="P93">if in ngramfreq increment counter</text:p>
            </text:list-item>
            <text:list-item>
              <text:p text:style-name="P93">if not, add to ngramfreq with counter = 1</text:p>
            </text:list-item>
          </text:list>
        </text:list-item>
      </text:list>
      <text:p text:style-name="P14"><text:span text:style-name="T13">Reference</text:span>: Brants, T, Popat, A. C., Xu, P., Och, F. J, &amp; Dean, J. (2007). Large Language Models in Machien Translation. </text:p>
      <text:h text:style-name="P100" text:outline-level="3"><text:soft-page-break/><text:span text:style-name="T34">Task 3: buildmodel </text:span>Pseudocode</text:h>
      <text:p text:style-name="P102">Tabular Version</text:p>
      <text:p text:style-name="Standard">This routine takes a <text:span text:style-name="T37">sorted ngram frequency (ngram as key, count as value) file as input, with ngram up to a maximum order. Also required is number of total terms (N) at the beginning of the file (includes end-of-sentence token, but not beginning-of-sentence token). </text:span></text:p>
      <text:p text:style-name="P37">Stupid backoff relative frequency score is calculated by dividing the ngram frequency by the ngram-history. If back-off is required a back-off penalty is multiplied for each backoff step performed (default alpha = 0.4). Denominator for unigram is N. </text:p>
      <text:p text:style-name="P57">Output is one line per ngram with <text:span text:style-name="T42">score of word based on history.</text:span></text:p>
      <text:p text:style-name="P6"><text:bookmark-start text:name="__DdeLink__624_287810806"/>Body</text:p>
      <text:p text:style-name="P39">Initialize dictionary of order denominators (order_denom).</text:p>
      <text:p text:style-name="Standard">Read <text:span text:style-name="T37">in first line, split by tab-character &amp; store as denominator for order = ‘1’.</text:span></text:p>
      <text:p text:style-name="P43">For each remaining line:</text:p>
      <text:list xml:id="list7884263807793677531" text:style-name="L6">
        <text:list-item>
          <text:p text:style-name="P44">Determine order from ngram as <text:span text:style-name="T39">count(</text:span>ngram_delim<text:span text:style-name="T39">)</text:span> <text:span text:style-name="T38">+ </text:span>1 </text:p>
        </text:list-item>
        <text:list-item>
          <text:p text:style-name="P46">Look-up denominator count based on order</text:p>
        </text:list-item>
        <text:list-item>
          <text:p text:style-name="P46">Calculate back-off penalty <text:span text:style-name="T41">multiplier </text:span>= </text:p>
          <text:list>
            <text:list-item>
              <text:p text:style-name="P49">1 if contains beginning-of-sentence token (represents highest-order even though full series of history tokens not necessarily written) </text:p>
            </text:list-item>
            <text:list-item>
              <text:p text:style-name="P46">alpha ^ (maxorder-order)<text:span text:style-name="T41">, else</text:span></text:p>
            </text:list-item>
          </text:list>
        </text:list-item>
        <text:list-item>
          <text:p text:style-name="P47">Write all data if minimum count threshold met (do not write only beginning-of-sentence token):</text:p>
          <text:list>
            <text:list-item>
              <text:p text:style-name="P97"><text:span text:style-name="T38">If write all counts: </text:span>Write ngram, numerator (count), denominator, <text:span text:style-name="T38">and back-off penalty</text:span></text:p>
            </text:list-item>
            <text:list-item>
              <text:p text:style-name="P98">If write score: write ngram, and calculate score as numerator/denominator*back-off penalty (store in scientific notation)</text:p>
            </text:list-item>
          </text:list>
        </text:list-item>
        <text:list-item>
          <text:p text:style-name="P47">Store count in order_denom for order<text:span text:style-name="T42">+</text:span>1<text:bookmark-end text:name="__DdeLink__624_287810806"/></text:p>
        </text:list-item>
      </text:list>
      <text:p text:style-name="P40"/>
      <text:p text:style-name="P40">Example:</text:p>
      <text:p text:style-name="P52">3-gram Input example (original text “he is he”)</text:p>
      <text:p text:style-name="P37"><text:s text:c="2"/>N<text:tab/><text:span text:style-name="T39">4</text:span></text:p>
      <text:p text:style-name="P21">BOS<text:tab/><text:span text:style-name="T39">1</text:span></text:p>
      <text:p text:style-name="P21">BOS <text:span text:style-name="T39">he</text:span><text:tab/><text:span text:style-name="T39">1</text:span></text:p>
      <text:p text:style-name="P80">BOS he is 1 </text:p>
      <text:p text:style-name="P23"><text:soft-page-break/>EOS 1</text:p>
      <text:p text:style-name="P23">he 2</text:p>
      <text:p text:style-name="P23">he is 1</text:p>
      <text:p text:style-name="P80">he is he 1</text:p>
      <text:p text:style-name="P23">he EOS 1</text:p>
      <text:p text:style-name="P24">is 1</text:p>
      <text:p text:style-name="P25">is he 1</text:p>
      <text:p text:style-name="P23">is he EOS 1</text:p>
      <text:p text:style-name="P25">Output example with alpha=0.4:</text:p>
      <text:p text:style-name="P25"># ngram numer denom backoff_penalty</text:p>
      <text:p text:style-name="P25"># N, BOS not written</text:p>
      <text:p text:style-name="P38"><text:s text:c="2"/>N<text:tab/><text:span text:style-name="T39">4</text:span></text:p>
      <text:p text:style-name="P22">BOS <text:span text:style-name="T39">he</text:span><text:tab/><text:span text:style-name="T39">1 1 0 # actually is representative of 3-gram but full BOS history not written </text:span></text:p>
      <text:p text:style-name="P24">BOS he is 1 1 0</text:p>
      <text:p text:style-name="P24">EOS 1 <text:span text:style-name="T40">4 0.16</text:span></text:p>
      <text:p text:style-name="P24">he 2 <text:span text:style-name="T40">4 0.16</text:span></text:p>
      <text:p text:style-name="P24">he is 1 <text:span text:style-name="T40">2 0.4</text:span></text:p>
      <text:p text:style-name="P24">he is he 1 1 0.16</text:p>
      <text:p text:style-name="P24">he EOS 1 1 2 0.4</text:p>
      <text:p text:style-name="P24">is 1 <text:span text:style-name="T40">4 0</text:span></text:p>
      <text:p text:style-name="P25">is he 1 1 0.4</text:p>
      <text:p text:style-name="P24">is he EOS 1 1 0.16</text:p>
      <text:p text:style-name="P102">Conditional <text:span text:style-name="T42">Dictionary</text:span> Version</text:p>
      <text:p text:style-name="P55">This routine takes a <text:span text:style-name="T37">sorted ngram frequency (ngram as key, count as value) file as input, with ngram up to a maximum order. Also required is number of total terms (N) at the beginning of the file (includes end-of-sentence token, but not beginning-of-sentence token). Output </text:span></text:p>
      <text:p text:style-name="P83">Stupid backoff relative frequency score is calculated by dividing the ngram frequency by the ngram-history. If back-off is required a back-off penalty is multiplied for each backoff step performed (default alpha = 0.4). Denominator for unigram is N. </text:p>
      <text:p text:style-name="P83"><text:soft-page-break/>Output is <text:span text:style-name="T42">json object where keys are ngram-history and value is sorted array of score/word with highest score first, up to a defined limit for that history.</text:span></text:p>
      <text:p text:style-name="P83"/>
      <text:p text:style-name="P73">Body</text:p>
      <text:p text:style-name="P45">Initialize dictionary of order denominators (order_denom), <text:span text:style-name="T42">initialize dictionary of order histories (order_history). For order_history=’1’, store as value tuple with first item as history (ngram_delim for order=1), 2</text:span><text:span text:style-name="T11">nd</text:span><text:span text:style-name="T42"> item as as empty list in which to put words.</text:span></text:p>
      <text:p text:style-name="P55">Read <text:span text:style-name="T37">in first line, split by tab-character &amp; store as denominator for order = ‘1’.</text:span></text:p>
      <text:p text:style-name="P63">Write opening curly brace to start json object</text:p>
      <text:p text:style-name="P45">For each remaining line:</text:p>
      <text:list xml:id="list90538261666076" text:continue-numbering="true" text:style-name="L6">
        <text:list-item>
          <text:p text:style-name="P59">Get ngram &amp; count by splitting on tab-character</text:p>
        </text:list-item>
        <text:list-item>
          <text:p text:style-name="P59">Split ngram on ngram_delim, set order = length</text:p>
          <text:list>
            <text:list-item>
              <text:p text:style-name="P59">if order is 1, set history = ngram_delim, word = ngram</text:p>
            </text:list-item>
            <text:list-item>
              <text:p text:style-name="P59">else set history = ngram up to 2<text:span text:style-name="T9">nd</text:span> last item concatenated by ngram_delim, word = last item</text:p>
            </text:list-item>
          </text:list>
        </text:list-item>
        <text:list-item>
          <text:p text:style-name="P60"><text:span text:style-name="T45">C</text:span>heck if <text:span text:style-name="T45">current order </text:span>history <text:span text:style-name="T45">is same, </text:span></text:p>
          <text:list>
            <text:list-item>
              <text:p text:style-name="P60"><text:span text:style-name="T45">if same, continue</text:span></text:p>
            </text:list-item>
            <text:list-item>
              <text:p text:style-name="P60"><text:span text:style-name="T45">if not same, then write existing value to text as json format as item in object:</text:span></text:p>
              <text:list>
                <text:list-item>
                  <text:p text:style-name="P61">key is history, value is <text:span text:style-name="T46">nested</text:span> <text:span text:style-name="T46">arrays</text:span>, with score (store in scientific notation), word</text:p>
                </text:list-item>
                <text:list-item>
                  <text:p text:style-name="P62">set value to tuple with history as first item, empty list as 2<text:span text:style-name="T9">nd</text:span> item</text:p>
                </text:list-item>
              </text:list>
            </text:list-item>
          </text:list>
        </text:list-item>
        <text:list-item>
          <text:p text:style-name="P48">Look-up denominator count based on order</text:p>
        </text:list-item>
        <text:list-item>
          <text:p text:style-name="P48">Calculate back-off penalty <text:span text:style-name="T41">multiplier </text:span>= </text:p>
          <text:list>
            <text:list-item>
              <text:p text:style-name="P50">1 if contains beginning-of-sentence token (represents highest-order even though full series of history tokens not necessarily written) </text:p>
            </text:list-item>
            <text:list-item>
              <text:p text:style-name="P48">alpha ^ (maxorder-order)<text:span text:style-name="T41">, else</text:span></text:p>
            </text:list-item>
          </text:list>
        </text:list-item>
        <text:list-item>
          <text:p text:style-name="P58">Push score, word tuple to <text:span text:style-name="T43">order_history of that order using heap algorithm such that only a limited number of values are stored (based on score)</text:span></text:p>
        </text:list-item>
      </text:list>
      <text:p text:style-name="P63"><text:bookmark-start text:name="__DdeLink__626_287810806"/>Write closing curly brace to end json object</text:p>
      <text:h text:style-name="P101" text:outline-level="3"><text:bookmark-end text:name="__DdeLink__626_287810806"/><text:span text:style-name="T8">Activate Model</text:span></text:h>
      <text:p text:style-name="P53">Take output from build model and put into a format usable by TextPredictionModel:</text:p>
      <text:list xml:id="list8041897311127093489" text:style-name="L7">
        <text:list-item>
          <text:p text:style-name="P54">hash table where key is history</text:p>
        </text:list-item>
        <text:list-item>
          <text:p text:style-name="P54"><text:soft-page-break/>value is top n words by score </text:p>
        </text:list-item>
      </text:list>
      <text:p text:style-name="P84">Split line on tab to provide ngram, count. Split ngram on ngram_delim. </text:p>
      <text:p text:style-name="P84">If len ngram = 1, then unigram: history = ngram_delim, word = ngram</text:p>
      <text:p text:style-name="P84">If len ngram &gt;1: history = all token from ngram except last, word = last token</text:p>
      <text:p text:style-name="P84">Add history to hash table, append value to list where word is name and score is value.</text:p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CA" style:font-name-asian="Times New Roman1" style:font-family-asian="'Times New Roman'" style:font-family-generic-asian="system" style:font-pitch-asian="variable" style:font-size-asian="11pt" style:language-asian="en" style:country-asian="CA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6pt" fo:language="en" fo:country="CA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CA" style:font-weight-asian="bold" style:font-name-complex="Calibri Light1" style:font-family-complex="'Calibri Light'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CA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CA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CA" fo:font-weight="bold" style:font-name-asian="Times New Roman1" style:font-family-asian="'Times New Roman'" style:font-family-generic-asian="system" style:font-pitch-asian="variable" style:font-size-asian="13pt" style:language-asian="en" style:country-asian="CA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CA" style:font-name-asian="Times New Roman1" style:font-family-asian="'Times New Roman'" style:font-family-generic-asian="system" style:font-pitch-asian="variable" style:font-size-asian="11pt" style:language-asian="en" style:country-asian="CA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vertical-align="auto"/>
      <style:text-properties style:font-name="Times New Roman" fo:font-family="'Times New Roman'" style:font-family-generic="roman" style:font-pitch="variable" fo:font-size="12pt" fo:language="en" fo:country="CA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Morel</meta:initial-creator>
    <meta:creation-date>2016-09-10T09:14:00</meta:creation-date>
    <dc:date>2016-09-21T09:05:37.049616547</dc:date>
    <meta:editing-cycles>25</meta:editing-cycles>
    <meta:editing-duration>PT7H34M41S</meta:editing-duration>
    <meta:generator>LibreOffice/5.1.3.2$Linux_X86_64 LibreOffice_project/10m0$Build-2</meta:generator>
    <meta:document-statistic meta:table-count="0" meta:image-count="0" meta:object-count="0" meta:page-count="10" meta:paragraph-count="201" meta:word-count="2370" meta:character-count="13764" meta:non-whitespace-character-count="11631"/>
    <meta:user-defined meta:name="Operator">Josh Morel</meta:user-defined>
  </office:meta>
</office:document-meta>
</file>